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7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0.977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09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11cm" fo:break-before="auto" style:use-optimal-row-height="false"/>
    </style:style>
    <style:style style:name="ro8" style:family="table-row">
      <style:table-row-properties style:row-height="0.766cm" fo:break-before="auto" style:use-optimal-row-height="false"/>
    </style:style>
    <style:style style:name="ro9" style:family="table-row">
      <style:table-row-properties style:row-height="0.834cm" fo:break-before="auto" style:use-optimal-row-height="false"/>
    </style:style>
    <style:style style:name="ro10" style:family="table-row">
      <style:table-row-properties style:row-height="8.749cm" fo:break-before="auto" style:use-optimal-row-height="false"/>
    </style:style>
    <style:style style:name="ro11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fo:background-color="#ffd320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true" fo:wrap-option="wrap" fo:padding-bottom="0.049cm" fo:padding-left="0.035cm" fo:padding-right="0.035cm" fo:padding-top="0.049cm" style:vertical-align="justify" style:vertical-justify="distribute"/>
      <style:paragraph-properties fo:text-align="start"/>
    </style:style>
    <style:style style:name="ce6" style:family="table-cell" style:parent-style-name="Default">
      <style:table-cell-properties fo:background-color="#000000" style:text-align-source="fix" style:repeat-content="false" fo:wrap-option="wrap" fo:padding-bottom="0.049cm" fo:padding-left="0.035cm" fo:padding-right="0.035cm" fo:padding-top="0.049cm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 style:direction="ttb"/>
      <style:text-properties fo:hyphenate="false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Sección 1:</text:p>
          </table:table-cell>
          <table:table-cell table:style-name="ce4" office:value-type="string">
            <text:p>Ambiente gener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</text:p>
          </table:table-cell>
          <table:table-cell office:value-type="string">
            <text:p>Sucesos de la vida</text:p>
          </table:table-cell>
          <table:table-cell table:number-columns-repeated="12"/>
        </table:table-row>
        <table:table-row table:style-name="ro3">
          <table:table-cell/>
          <table:table-cell table:style-name="ce5" office:value-type="string">
            <text:p>Piense en el año pasado. En la lista siguiente indique cánta aflicción le causó cada uno de los sucesos de trabajo y personales que se anotan</text:p>
          </table:table-cell>
          <table:table-cell table:number-columns-repeated="12"/>
        </table:table-row>
        <table:table-row table:style-name="ro4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pedido o renunció o es jubiló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empleo o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tipo de trabaj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duccion o reorganización en la compañ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gún otro cambio en el trabajo,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dida económica o reducción de ingres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rto de un amigo intimo o miembro de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danza o trasl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separación o divor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matrimon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ró una nueva ca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ue víctima de un crim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acimiento de un hijo, adopción, hijastros u otras personas agregadas al hog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licación en sistema judi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personal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o lesiones de un amigo íntimo o miembro de la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pariente viejo o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lquier otro cambio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5:.C22])" office:value-type="float" office:value="0">
            <text:p>0</text:p>
          </table:table-cell>
          <table:table-cell table:style-name="ce6" table:formula="of:=SUM([.D5:.D22])" office:value-type="float" office:value="0">
            <text:p>0</text:p>
          </table:table-cell>
          <table:table-cell table:style-name="ce6" table:formula="of:=SUM([.E5:.E22])" office:value-type="float" office:value="0">
            <text:p>0</text:p>
          </table:table-cell>
          <table:table-cell table:style-name="ce6" table:formula="of:=SUM([.F5:.F22])" office:value-type="float" office:value="0">
            <text:p>0</text:p>
          </table:table-cell>
          <table:table-cell table:style-name="ce6" table:formula="of:=SUM([.C23:.F2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guridad del emple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el jefe inmedia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de prioridade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compañero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portunidad de avanzar y desarroll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es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rol de la carga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lta de flexibilidad para hacer frente a emergencias de familia o personal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vorismo o injusticia en politicas de contratación y ascenso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 vigilancia de su desempeño en el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rabajo aburrido o poca interes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pecial reconocimiento o premio en su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ión por conflicto de fechas limi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idida de devoción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 siente aprisionado en el papeleo e incapaz de realizar cosa algu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elxibilidad de hor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l transporte de ida y regreso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8:.C44])" office:value-type="float" office:value="0">
            <text:p>0</text:p>
          </table:table-cell>
          <table:table-cell table:style-name="ce6" table:formula="of:=SUM([.D28:.D44])" office:value-type="float" office:value="0">
            <text:p>0</text:p>
          </table:table-cell>
          <table:table-cell table:style-name="ce6" table:formula="of:=SUM([.E28:.E44])" office:value-type="float" office:value="0">
            <text:p>0</text:p>
          </table:table-cell>
          <table:table-cell table:style-name="ce6" table:formula="of:=SUM([.F28:.F44])" office:value-type="float" office:value="0">
            <text:p>0</text:p>
          </table:table-cell>
          <table:table-cell table:style-name="ce6" table:formula="of:=SUM([.C45:.F45])" office:value-type="float" office:value="0">
            <text:p>0</text:p>
          </table:table-cell>
          <table:table-cell/>
          <table:table-cell table:style-name="ce6" office:value-type="string">
            <text:p>Total</text:p>
          </table:table-cell>
          <table:table-cell table:style-name="ce6" table:formula="of:=SUM([.C27:.C44])" office:value-type="float" office:value="0">
            <text:p>0</text:p>
          </table:table-cell>
          <table:table-cell table:style-name="ce6" table:formula="of:=SUM([.D27:.D44])" office:value-type="float" office:value="0">
            <text:p>0</text:p>
          </table:table-cell>
          <table:table-cell table:style-name="ce6" table:formula="of:=SUM([.E27:.E44])" office:value-type="float" office:value="0">
            <text:p>0</text:p>
          </table:table-cell>
          <table:table-cell table:style-name="ce6" table:formula="of:=SUM([.F27:.F44])" office:value-type="float" office:value="0">
            <text:p>0</text:p>
          </table:table-cell>
          <table:table-cell table:style-name="ce6" table:formula="of:=SUM([.J45:.M45])" office:value-type="float" office:value="0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ficultades Financie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adulto viejo o un pariente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avenencia con socio o cónyug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ianza de un hi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tar separar separado del marido o la esp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terioro de la salud pers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ontrar quién cuide del niño, o problemas con actual situación de dicho cui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tiene tiempo suficiente para pasar con los que están más cerca de uste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cindario peligroso o no segu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un pariente íntimo (padres,hermanos, yerno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lictos sexuales o frust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flicto trabajo-famil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ledad o falta de intimida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estiones de fecundidad o reproducc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50:.C63])" office:value-type="float" office:value="0">
            <text:p>0</text:p>
          </table:table-cell>
          <table:table-cell table:style-name="ce6" table:formula="of:=SUM([.D50:.D63])" office:value-type="float" office:value="0">
            <text:p>0</text:p>
          </table:table-cell>
          <table:table-cell table:style-name="ce6" table:formula="of:=SUM([.E50:.E63])" office:value-type="float" office:value="0">
            <text:p>0</text:p>
          </table:table-cell>
          <table:table-cell table:style-name="ce6" table:formula="of:=SUM([.F50:.F63])" office:value-type="float" office:value="0">
            <text:p>0</text:p>
          </table:table-cell>
          <table:table-cell table:style-name="ce6" table:formula="of:=SUM([.C64:.F64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7">
          <table:table-cell table:style-name="ce1" office:value-type="string">
            <text:p>Sección 2:</text:p>
          </table:table-cell>
          <table:table-cell table:style-name="ce4" office:value-type="string">
            <text:p>Conocimiento emocion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nombra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aprendido mucha acerca de mi mismo escuchando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y consiente de mis sentimientos la mayor parte del tim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endo me estoy alter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triste, sé por qu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juzgo a mi mismo por la manera como creo que los demás me ve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ozo de mi vida emosi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asustan las personas que muestran fuerte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quiciera ser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a mi estado físico para entende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mis sentimientos como pro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70:.C80])" office:value-type="float" office:value="0">
            <text:p>0</text:p>
          </table:table-cell>
          <table:table-cell table:style-name="ce6" table:formula="of:=SUM([.D70:.D80])" office:value-type="float" office:value="0">
            <text:p>0</text:p>
          </table:table-cell>
          <table:table-cell table:style-name="ce6" table:formula="of:=SUM([.E70:.E80])" office:value-type="float" office:value="0">
            <text:p>0</text:p>
          </table:table-cell>
          <table:table-cell table:style-name="ce6" table:formula="of:=SUM([.F70:.F80])" office:value-type="float" office:value="0">
            <text:p>0</text:p>
          </table:table-cell>
          <table:table-cell table:style-name="ce6" table:formula="of:=SUM([.C81:.F8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ándo están haciendo un buen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preso mis emociones aún cuando sean negati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lo que quiero y lo que necesit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amigos íntimos dirían que yo expreso mi aprecio por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ado mis sentimientos para mí so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ando sentimiento desagradables intervienen en la manera como tabajam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pedir ayuda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 tratar con los demás puedo percibir como se sient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ría cualquier cosa por no parecer tonto ante mis compañer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86:.C94])" office:value-type="float" office:value="0">
            <text:p>0</text:p>
          </table:table-cell>
          <table:table-cell table:style-name="ce6" table:formula="of:=SUM([.D86:.D94])" office:value-type="float" office:value="0">
            <text:p>0</text:p>
          </table:table-cell>
          <table:table-cell table:style-name="ce6" table:formula="of:=SUM([.E86:.E94])" office:value-type="float" office:value="0">
            <text:p>0</text:p>
          </table:table-cell>
          <table:table-cell table:style-name="ce6" table:formula="of:=SUM([.F86:.F94])" office:value-type="float" office:value="0">
            <text:p>0</text:p>
          </table:table-cell>
          <table:table-cell table:style-name="ce6" table:formula="of:=SUM([.C95:.F95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conocer las emociones de otros mirandolos a los oj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blar con personas que no comparten mis puntos de vi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oncentro de las cualidades positivas de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siento ganas de reñir a o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cómo se sentirán los demás antes de expresar mi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 cualquiera que hablo siempre lo escucho con aten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el ánimo de un grupo cuando entro en un sal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hacer que personas que acabo de conocer hablen de si mism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"leer entre líneas " cuando alguien está habl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sé como piensan los demás sobr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los sentimientos de una persona aunque no lo exprese con palab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mi expresión emocional según la persona con quien est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ando un amigo está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00:.C112])" office:value-type="float" office:value="0">
            <text:p>0</text:p>
          </table:table-cell>
          <table:table-cell table:style-name="ce6" table:formula="of:=SUM([.D100:.D112])" office:value-type="float" office:value="0">
            <text:p>0</text:p>
          </table:table-cell>
          <table:table-cell table:style-name="ce6" table:formula="of:=SUM([.E100:.E112])" office:value-type="float" office:value="0">
            <text:p>0</text:p>
          </table:table-cell>
          <table:table-cell table:style-name="ce6" table:formula="of:=SUM([.F100:.F112])" office:value-type="float" office:value="0">
            <text:p>0</text:p>
          </table:table-cell>
          <table:table-cell table:style-name="ce6" table:formula="of:=SUM([.C113:.F11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8">
          <table:table-cell table:style-name="ce1" office:value-type="string">
            <text:p>Sección 3:</text:p>
          </table:table-cell>
          <table:table-cell table:style-name="ce4" office:value-type="string">
            <text:p>Competencias de CE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excluir toda distracción cuando tengo que concentrarme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termino lo que comien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decir que no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recompenzarme a mí mismo después de alcanzar una me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hacer a un lado las recompenzas a corto plazo a cambio de una meta a largo pla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centrarme completamente en una tarea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go cosas que después me arrep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la responsabilidad de manejar mi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con un preblema me gusta despacharlo lo más pronto posibl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é es lo que quiero antes de actuar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aplazar mi satisfacción personal a cambio de una meta más grand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de mal humor puedo superarlo habland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a rabia cuando me critica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sé cuál es el origen en mi emfado en much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19:.C132])" office:value-type="float" office:value="0">
            <text:p>0</text:p>
          </table:table-cell>
          <table:table-cell table:style-name="ce6" table:formula="of:=SUM([.D119:.D132])" office:value-type="float" office:value="0">
            <text:p>0</text:p>
          </table:table-cell>
          <table:table-cell table:style-name="ce6" table:formula="of:=SUM([.E119:.E132])" office:value-type="float" office:value="0">
            <text:p>0</text:p>
          </table:table-cell>
          <table:table-cell table:style-name="ce6" table:formula="of:=SUM([.F119:.F132])" office:value-type="float" office:value="0">
            <text:p>0</text:p>
          </table:table-cell>
          <table:table-cell table:style-name="ce6" table:formula="of:=SUM([.C133:.F13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recomendado proyectos novedosos a mi compañía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ticipo en compartir información e id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eño con el futuro para ayduarme a pensar hacia dónde voy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mejores ideas me vienen cuando no estoy pensando en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deas brillantes que me han venido de pronto y ya completamente form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un buen sentido de cuándo las ideas tendrán éxito o fracasará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fascinan los conceptos nuevos e inusua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implementado proyectos novedosos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entusiasman las ideas y soluciones nue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esempeño bien haciendo tormentas de ideas para generar opciones sobre un problem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38:.C147])" office:value-type="float" office:value="0">
            <text:p>0</text:p>
          </table:table-cell>
          <table:table-cell table:style-name="ce6" table:formula="of:=SUM([.D138:.D147])" office:value-type="float" office:value="0">
            <text:p>0</text:p>
          </table:table-cell>
          <table:table-cell table:style-name="ce6" table:formula="of:=SUM([.E138:.E147])" office:value-type="float" office:value="0">
            <text:p>0</text:p>
          </table:table-cell>
          <table:table-cell table:style-name="ce6" table:formula="of:=SUM([.F138:.F147])" office:value-type="float" office:value="0">
            <text:p>0</text:p>
          </table:table-cell>
          <table:table-cell table:style-name="ce6" table:formula="of:=SUM([.C148:.F148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cionar depués de haberme sentido desilucion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lizar lo que necesito si me dedico a el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bstáculos o problemas en mi vida han producido cambios inesperados para mejor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uento fácil esperar con paciencia cuando es m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iempre hay más de una respuesta correc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ómo dar satisfacción a todas las partes d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me gusta dejar para mañana lo que se pueda hacer h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mo ensayar otra vez una cosa que ya me ha fallado 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e hay problemas por los cuales no vale la pena preocup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me despreocupo cuando la tensión aumen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al aspecto humorístico de l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menudo dejo una cosa a un lado por un tiempo para obtener una nueva perspectiv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ncuentro un problema me consentro en qué se puede hacer par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53:.C165])" office:value-type="float" office:value="0">
            <text:p>0</text:p>
          </table:table-cell>
          <table:table-cell table:style-name="ce6" table:formula="of:=SUM([.D153:.D165])" office:value-type="float" office:value="0">
            <text:p>0</text:p>
          </table:table-cell>
          <table:table-cell table:style-name="ce6" table:formula="of:=SUM([.E153:.E165])" office:value-type="float" office:value="0">
            <text:p>0</text:p>
          </table:table-cell>
          <table:table-cell table:style-name="ce6" table:formula="of:=SUM([.F153:.F165])" office:value-type="float" office:value="0">
            <text:p>0</text:p>
          </table:table-cell>
          <table:table-cell table:style-name="ce6" table:formula="of:=SUM([.C166:.F166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amentarme cuando pierdo algo que es muy importante para mi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siento incómodo cuando alguien se acerca demasiado a mí emocional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varios amigos con quienes puedo contar en caso de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stro indicador1 amor y afecto a mis amig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un poblema, sé a quién acudir o qué hacer para ayudar 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reencias y valores guían mi conducta dia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 familia está siempre conmigo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udo de que mis colegas realmente me aprecien como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cer amis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llo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71:.C180])" office:value-type="float" office:value="0">
            <text:p>0</text:p>
          </table:table-cell>
          <table:table-cell table:style-name="ce6" table:formula="of:=SUM([.D171:.D180])" office:value-type="float" office:value="0">
            <text:p>0</text:p>
          </table:table-cell>
          <table:table-cell table:style-name="ce6" table:formula="of:=SUM([.E171:.E180])" office:value-type="float" office:value="0">
            <text:p>0</text:p>
          </table:table-cell>
          <table:table-cell table:style-name="ce6" table:formula="of:=SUM([.F171:.F180])" office:value-type="float" office:value="0">
            <text:p>0</text:p>
          </table:table-cell>
          <table:table-cell table:style-name="ce6" table:formula="of:=SUM([.C181:.F18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tradecir con eficacia para producir un camb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expresaría mis sentimientos si creyera que con ello causaría un desacuer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 el fondo, yo sólo puedo confiar en mí mismo para hacer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ermanezo en calma aun en situaciones en que los demás se irrit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 mejor no alborotar problemas si se pueden evi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obtener consenso de mi equip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do retroinformación a mis colegas sobre mi rendim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habilidad para organizar y motivar grupos de person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hacer frente a los problemas en el trabajo y resolver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cucho la crítica con mente abierta y la acepto cuando es ju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jo que las cosas crezcan hasta el punto crítico antes de hablar de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nado hago un comentario crítico, me concentro en la conducta y no en l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vito las disput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86:.C198])" office:value-type="float" office:value="0">
            <text:p>0</text:p>
          </table:table-cell>
          <table:table-cell table:style-name="ce6" table:formula="of:=SUM([.D186:.D198])" office:value-type="float" office:value="0">
            <text:p>0</text:p>
          </table:table-cell>
          <table:table-cell table:style-name="ce6" table:formula="of:=SUM([.E186:.E198])" office:value-type="float" office:value="0">
            <text:p>0</text:p>
          </table:table-cell>
          <table:table-cell table:style-name="ce6" table:formula="of:=SUM([.F186:.F198])" office:value-type="float" office:value="0">
            <text:p>0</text:p>
          </table:table-cell>
          <table:table-cell table:style-name="ce6" table:formula="of:=SUM([.C199:.F19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9">
          <table:table-cell table:style-name="ce1" office:value-type="string">
            <text:p>Sección 4:</text:p>
          </table:table-cell>
          <table:table-cell table:style-name="ce4" office:value-type="string">
            <text:p>Valores de CE y Creencias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ver la mortificación de los demás, aunque no la mencion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eer las emociones de la gente por sus adema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túo con ética en mi trato con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vacilaría en hacer un esfuerzo extra por ayudar a una persona que esté en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en cuenta los sentimientos de los demás en mi trato con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puedo poner en el lugar de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y personas a quienes jamás perdo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erdonarme a mí mismo por no ser perfec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éxito en algo, me parece que podía haberlo hecho mej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yudo a los demás a quedar bien en situac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mente me preocupo por mis deficienci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vidio a los que tienen más que y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05:.C216])" office:value-type="float" office:value="0">
            <text:p>0</text:p>
          </table:table-cell>
          <table:table-cell table:style-name="ce6" table:formula="of:=SUM([.D205:.D216])" office:value-type="float" office:value="0">
            <text:p>0</text:p>
          </table:table-cell>
          <table:table-cell table:style-name="ce6" table:formula="of:=SUM([.E205:.E216])" office:value-type="float" office:value="0">
            <text:p>0</text:p>
          </table:table-cell>
          <table:table-cell table:style-name="ce6" table:formula="of:=SUM([.F205:.F216])" office:value-type="float" office:value="0">
            <text:p>0</text:p>
          </table:table-cell>
          <table:table-cell table:style-name="ce6" table:formula="of:=SUM([.C217:.F217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el lado bueno de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m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que puedo encontrar soluciones a problema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que las cosas generalmente salen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inuamente me he visto frustrado en la vida por la mala suer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ser el que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los retos como oportunidades para aprende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ajo presión estoy seguro de que encontraré una solu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18:.C229])" office:value-type="float" office:value="0">
            <text:p>0</text:p>
          </table:table-cell>
          <table:table-cell table:style-name="ce6" table:formula="of:=SUM([.D218:.D229])" office:value-type="float" office:value="0">
            <text:p>0</text:p>
          </table:table-cell>
          <table:table-cell table:style-name="ce6" table:formula="of:=SUM([.E218:.E229])" office:value-type="float" office:value="0">
            <text:p>0</text:p>
          </table:table-cell>
          <table:table-cell table:style-name="ce6" table:formula="of:=SUM([.F218:.F229])" office:value-type="float" office:value="0">
            <text:p>0</text:p>
          </table:table-cell>
          <table:table-cell table:style-name="ce6" table:formula="of:=SUM([.C230:.F230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tengo la solución correcta sin tener las raz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orazoindicador4s suelen ser acert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isualizo mis metas futu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el producto terminado o el cuadro antes de que estén comple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en mis sueños aun cuando otros no los vean ni los entiend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ante una elección difícil, sigo mi coraz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cuando las cosas no me parecen del todo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na vez que me he decidido, rara vez cambio de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 gente dice que yo soy un vision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uien presenta una opinión distinta de la mía, me cuesta trabajo aceptar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so mis reacciones intuitivas para tomar decis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35:.C245])" office:value-type="float" office:value="0">
            <text:p>0</text:p>
          </table:table-cell>
          <table:table-cell table:style-name="ce6" table:formula="of:=SUM([.D235:.D245])" office:value-type="float" office:value="0">
            <text:p>0</text:p>
          </table:table-cell>
          <table:table-cell table:style-name="ce6" table:formula="of:=SUM([.E235:.E245])" office:value-type="float" office:value="0">
            <text:p>0</text:p>
          </table:table-cell>
          <table:table-cell table:style-name="ce6" table:formula="of:=SUM([.F235:.F245])" office:value-type="float" office:value="0">
            <text:p>0</text:p>
          </table:table-cell>
          <table:table-cell table:style-name="ce6" table:formula="of:=SUM([.C246:.F246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odos se aprovecharía de mí si yo los deja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ío en los demás hasta que tenga razones para no conf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ndicador1 cuidado para decidirme a confiar en un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speto a mis cole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a quienes trato son dignas de confi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ece que yo siempre salgo defrau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y indicador3 en la vida es justo o equit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o no funciona, yo trato de presentar un plan alter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conozco a una persona nueva, descubro muy indicador3 de información personal sobr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51:.C260])" office:value-type="float" office:value="0">
            <text:p>0</text:p>
          </table:table-cell>
          <table:table-cell table:style-name="ce6" table:formula="of:=SUM([.D251:.D260])" office:value-type="float" office:value="0">
            <text:p>0</text:p>
          </table:table-cell>
          <table:table-cell table:style-name="ce6" table:formula="of:=SUM([.E251:.E260])" office:value-type="float" office:value="0">
            <text:p>0</text:p>
          </table:table-cell>
          <table:table-cell table:style-name="ce6" table:formula="of:=SUM([.F251:.F260])" office:value-type="float" office:value="0">
            <text:p>0</text:p>
          </table:table-cell>
          <table:table-cell table:style-name="ce6" table:formula="of:=SUM([.C261:.F26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Yo puedo lograr que las cosas se hag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La suerte hace un papel muy importante e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0">
            <text:p>190</text:p>
          </table:table-cell>
          <table:table-cell office:value-type="string">
            <text:p>Las circunstancias están fuera de mi contro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1">
            <text:p>191</text:p>
          </table:table-cell>
          <table:table-cell office:value-type="string">
            <text:p>Necesito reconomiento de los demás para que mi trabajo valga la pe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Es fácil que los demás guste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Me cuesta indicador1 trabajo aceptar cumplid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Tengo la habilidad de conseguir lo que quie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5">
            <text:p>195</text:p>
          </table:table-cell>
          <table:table-cell office:value-type="string">
            <text:p>Siento que control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6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7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8">
            <text:p>198</text:p>
          </table:table-cell>
          <table:table-cell office:value-type="string">
            <text:p>Me gusta encargarme de una c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9">
            <text:p>199</text:p>
          </table:table-cell>
          <table:table-cell office:value-type="string">
            <text:p>Yo sé lo que quiero y lo busc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66:.C278])" office:value-type="float" office:value="0">
            <text:p>0</text:p>
          </table:table-cell>
          <table:table-cell table:style-name="ce6" table:formula="of:=SUM([.D266:.D278])" office:value-type="float" office:value="0">
            <text:p>0</text:p>
          </table:table-cell>
          <table:table-cell table:style-name="ce6" table:formula="of:=SUM([.E266:.E278])" office:value-type="float" office:value="0">
            <text:p>0</text:p>
          </table:table-cell>
          <table:table-cell table:style-name="ce6" table:formula="of:=SUM([.F266:.F278])" office:value-type="float" office:value="0">
            <text:p>0</text:p>
          </table:table-cell>
          <table:table-cell table:style-name="ce6" table:formula="of:=SUM([.C279:.F27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01">
            <text:p>201</text:p>
          </table:table-cell>
          <table:table-cell office:value-type="string">
            <text:p>Cuando cometo un error estoy dispuesto a reconoc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2">
            <text:p>202</text:p>
          </table:table-cell>
          <table:table-cell office:value-type="string">
            <text:p>Siento que estoy engañand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3">
            <text:p>203</text:p>
          </table:table-cell>
          <table:table-cell office:value-type="string">
            <text:p>Si no me apasionara mi trabajo, cambiaría de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4">
            <text:p>204</text:p>
          </table:table-cell>
          <table:table-cell office:value-type="string">
            <text:p>Mi oficio es una extensión de mi sistema personal de valor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5">
            <text:p>205</text:p>
          </table:table-cell>
          <table:table-cell office:value-type="string">
            <text:p>Jamás digo una menti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6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7">
            <text:p>207</text:p>
          </table:table-cell>
          <table:table-cell office:value-type="string">
            <text:p>Exagero mis habilidades para poder avanz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8">
            <text:p>208</text:p>
          </table:table-cell>
          <table:table-cell office:value-type="string">
            <text:p>Digo la verdad aun cuando sea difíci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9">
            <text:p>209</text:p>
          </table:table-cell>
          <table:table-cell office:value-type="string">
            <text:p>He hecho en mi oficio cosas contrarias a mis princi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84:.C292])" office:value-type="float" office:value="0">
            <text:p>0</text:p>
          </table:table-cell>
          <table:table-cell table:style-name="ce6" table:formula="of:=SUM([.D284:.D292])" office:value-type="float" office:value="0">
            <text:p>0</text:p>
          </table:table-cell>
          <table:table-cell table:style-name="ce6" table:formula="of:=SUM([.E284:.E292])" office:value-type="float" office:value="0">
            <text:p>0</text:p>
          </table:table-cell>
          <table:table-cell table:style-name="ce6" table:formula="of:=SUM([.F284:.F292])" office:value-type="float" office:value="0">
            <text:p>0</text:p>
          </table:table-cell>
          <table:table-cell table:style-name="ce6" table:formula="of:=SUM([.C293:.F29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1 ó 2 veces al mes</text:p>
          </table:table-cell>
          <table:table-cell table:style-name="ce7" office:value-type="string">
            <text:p>Todas las semanas</text:p>
          </table:table-cell>
          <table:table-cell table:style-name="ce7" office:value-type="string">
            <text:p>Casi todos los dias</text:p>
          </table:table-cell>
          <table:table-cell table:number-columns-repeated="8"/>
        </table:table-row>
        <table:table-row table:style-name="ro2">
          <table:table-cell table:style-name="ce3" office:value-type="float" office:value="210">
            <text:p>210</text:p>
          </table:table-cell>
          <table:table-cell office:value-type="string">
            <text:p>Dolor de espalda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físicos</text:p>
          </table:table-cell>
          <table:table-cell table:number-columns-repeated="7"/>
        </table:table-row>
        <table:table-row table:style-name="ro2">
          <table:table-cell table:style-name="ce3" office:value-type="float" office:value="211">
            <text:p>211</text:p>
          </table:table-cell>
          <table:table-cell office:value-type="string">
            <text:p>Poblemas de peso (pérdida o exceso de peso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2">
            <text:p>212</text:p>
          </table:table-cell>
          <table:table-cell office:value-type="string">
            <text:p>Dolores de cabe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3">
            <text:p>213</text:p>
          </table:table-cell>
          <table:table-cell office:value-type="string">
            <text:p>Jaquec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4">
            <text:p>214</text:p>
          </table:table-cell>
          <table:table-cell office:value-type="string">
            <text:p>Catarros o problemas respirator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5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6">
            <text:p>216</text:p>
          </table:table-cell>
          <table:table-cell office:value-type="string">
            <text:p>Dolor de pech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7">
            <text:p>217</text:p>
          </table:table-cell>
          <table:table-cell office:value-type="string">
            <text:p>Dolores inexplicab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8">
            <text:p>218</text:p>
          </table:table-cell>
          <table:table-cell office:value-type="string">
            <text:p>Otros dolores crónicos no anotados en la lista anteri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9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de conducta</text:p>
          </table:table-cell>
          <table:table-cell table:number-columns-repeated="7"/>
        </table:table-row>
        <table:table-row table:style-name="ro2">
          <table:table-cell table:style-name="ce3" office:value-type="float" office:value="220">
            <text:p>220</text:p>
          </table:table-cell>
          <table:table-cell office:value-type="string">
            <text:p>Fu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1">
            <text:p>221</text:p>
          </table:table-cell>
          <table:table-cell office:value-type="string">
            <text:p>Tomo calm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2">
            <text:p>222</text:p>
          </table:table-cell>
          <table:table-cell office:value-type="string">
            <text:p>Tomo aspirina u otros analgésic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3">
            <text:p>223</text:p>
          </table:table-cell>
          <table:table-cell office:value-type="string">
            <text:p>Tomo otras dro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4">
            <text:p>224</text:p>
          </table:table-cell>
          <table:table-cell office:value-type="string">
            <text:p>Huyo de las relaciones estrech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5">
            <text:p>225</text:p>
          </table:table-cell>
          <table:table-cell office:value-type="string">
            <text:p>Critico, culpo o ridiculiz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6">
            <text:p>226</text:p>
          </table:table-cell>
          <table:table-cell office:value-type="string">
            <text:p>Me siento víctima, o que se aprovecha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7">
            <text:p>227</text:p>
          </table:table-cell>
          <table:table-cell office:value-type="string">
            <text:p>Veo TV más de dos horas al d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8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9">
            <text:p>229</text:p>
          </table:table-cell>
          <table:table-cell office:value-type="string">
            <text:p>Me fastidian las personas con quienes me encuen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0">
            <text:p>230</text:p>
          </table:table-cell>
          <table:table-cell office:value-type="string">
            <text:p>Accidentes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1">
            <text:p>231</text:p>
          </table:table-cell>
          <table:table-cell office:value-type="string">
            <text:p>Me cuesta trabajo concentrarme 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emocionales</text:p>
          </table:table-cell>
          <table:table-cell table:number-columns-repeated="7"/>
        </table:table-row>
        <table:table-row table:style-name="ro2">
          <table:table-cell table:style-name="ce3" office:value-type="float" office:value="232">
            <text:p>232</text:p>
          </table:table-cell>
          <table:table-cell office:value-type="string">
            <text:p>Me abruma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3">
            <text:p>233</text:p>
          </table:table-cell>
          <table:table-cell office:value-type="string">
            <text:p>Me distraigo fáci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4">
            <text:p>234</text:p>
          </table:table-cell>
          <table:table-cell office:value-type="string">
            <text:p>No puedo quitarme una cosa de la cabeza y estoy siempre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5">
            <text:p>235</text:p>
          </table:table-cell>
          <table:table-cell office:value-type="string">
            <text:p>Me siento deprimido, desaletado o sin esper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6">
            <text:p>236</text:p>
          </table:table-cell>
          <table:table-cell office:value-type="string">
            <text:p>Me siento sol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7">
            <text:p>237</text:p>
          </table:table-cell>
          <table:table-cell office:value-type="string">
            <text:p>Pierdo la memo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8">
            <text:p>238</text:p>
          </table:table-cell>
          <table:table-cell office:value-type="string">
            <text:p>Me siento fatigado o abrum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9">
            <text:p>239</text:p>
          </table:table-cell>
          <table:table-cell office:value-type="string">
            <text:p>Me cuesta trabajo resolverme o tomar decis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0">
            <text:p>240</text:p>
          </table:table-cell>
          <table:table-cell office:value-type="string">
            <text:p>Me cuesta trabajo empezar o tranquilizarm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 table:style-name="ce3"/>
          <table:table-cell table:style-name="ce6" office:value-type="string">
            <text:p>Total</text:p>
          </table:table-cell>
          <table:table-cell table:style-name="ce6" table:formula="of:=SUM([.C298:.C328])" office:value-type="float" office:value="0">
            <text:p>0</text:p>
          </table:table-cell>
          <table:table-cell table:style-name="ce6" table:formula="of:=SUM([.D298:.D328])" office:value-type="float" office:value="0">
            <text:p>0</text:p>
          </table:table-cell>
          <table:table-cell table:style-name="ce6" table:formula="of:=SUM([.E298:.E328])" office:value-type="float" office:value="0">
            <text:p>0</text:p>
          </table:table-cell>
          <table:table-cell table:style-name="ce6" table:formula="of:=SUM([.F298:.F328])" office:value-type="float" office:value="0">
            <text:p>0</text:p>
          </table:table-cell>
          <table:table-cell table:style-name="ce6" table:formula="of:=SUM([.C329:.F32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9</text:p>
          </table:table-cell>
          <table:table-cell office:value-type="string">
            <text:p>Calidad de la vid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41">
            <text:p>241</text:p>
          </table:table-cell>
          <table:table-cell office:value-type="string">
            <text:p>Estoy muy satisfecho co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2">
            <text:p>242</text:p>
          </table:table-cell>
          <table:table-cell office:value-type="string">
            <text:p>Me siento enérgico, féliz y lleno de salu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3">
            <text:p>243</text:p>
          </table:table-cell>
          <table:table-cell office:value-type="string">
            <text:p>Tengo sentimiento de paz interior y bienes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4">
            <text:p>244</text:p>
          </table:table-cell>
          <table:table-cell office:value-type="string">
            <text:p>Necesitaría hacer indicador1s cambios en mi vida para ser realmente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5">
            <text:p>245</text:p>
          </table:table-cell>
          <table:table-cell office:value-type="string">
            <text:p>Mi vida satisface mis más hondas necesidad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6">
            <text:p>246</text:p>
          </table:table-cell>
          <table:table-cell office:value-type="string">
            <text:p>He obtenido menos de lo que esperaba de la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7">
            <text:p>247</text:p>
          </table:table-cell>
          <table:table-cell office:value-type="string">
            <text:p>Me gusta ser exactamente como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8">
            <text:p>248</text:p>
          </table:table-cell>
          <table:table-cell office:value-type="string">
            <text:p>Para mi el trabajo es una divers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9">
            <text:p>249</text:p>
          </table:table-cell>
          <table:table-cell office:value-type="string">
            <text:p>he encotradao trabajo signific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0">
            <text:p>250</text:p>
          </table:table-cell>
          <table:table-cell office:value-type="string">
            <text:p>Voy por un camino que me trae satifa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1">
            <text:p>251</text:p>
          </table:table-cell>
          <table:table-cell office:value-type="string">
            <text:p>He aprovechado al máximo mis capacid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34:.C344])" office:value-type="float" office:value="0">
            <text:p>0</text:p>
          </table:table-cell>
          <table:table-cell table:style-name="ce6" table:formula="of:=SUM([.D334:.D344])" office:value-type="float" office:value="0">
            <text:p>0</text:p>
          </table:table-cell>
          <table:table-cell table:style-name="ce6" table:formula="of:=SUM([.E334:.E344])" office:value-type="float" office:value="0">
            <text:p>0</text:p>
          </table:table-cell>
          <table:table-cell table:style-name="ce6" table:formula="of:=SUM([.F334:.F344])" office:value-type="float" office:value="0">
            <text:p>0</text:p>
          </table:table-cell>
          <table:table-cell table:style-name="ce6" table:formula="of:=SUM([.C345:.F345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0</text:p>
          </table:table-cell>
          <table:table-cell office:value-type="string">
            <text:p>Cociente de relacion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52">
            <text:p>252</text:p>
          </table:table-cell>
          <table:table-cell office:value-type="string">
            <text:p>Hay personas con quienes me conecto a un nivel más ho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3">
            <text:p>253</text:p>
          </table:table-cell>
          <table:table-cell office:value-type="string">
            <text:p>Soy franco con las personas sercanas a mi y ellas lo son conmig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4">
            <text:p>254</text:p>
          </table:table-cell>
          <table:table-cell office:value-type="string">
            <text:p>He amado profundamente a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5">
            <text:p>255</text:p>
          </table:table-cell>
          <table:table-cell office:value-type="string">
            <text:p>Generalmente encuentro perosonas con quienes hacer vida so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string">
            <text:p>Soy capaz de hacer compromisos a largo plazo con otra pero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7">
            <text:p>257</text:p>
          </table:table-cell>
          <table:table-cell office:value-type="string">
            <text:p>Sé que soy importa para los que entán más serca d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8">
            <text:p>258</text:p>
          </table:table-cell>
          <table:table-cell office:value-type="string">
            <text:p>Encuentro fácil decirles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50:.C356])" office:value-type="float" office:value="0">
            <text:p>0</text:p>
          </table:table-cell>
          <table:table-cell table:style-name="ce6" table:formula="of:=SUM([.D350:.D356])" office:value-type="float" office:value="0">
            <text:p>0</text:p>
          </table:table-cell>
          <table:table-cell table:style-name="ce6" table:formula="of:=SUM([.E350:.E356])" office:value-type="float" office:value="0">
            <text:p>0</text:p>
          </table:table-cell>
          <table:table-cell table:style-name="ce6" table:formula="of:=SUM([.F350:.F356])" office:value-type="float" office:value="0">
            <text:p>0</text:p>
          </table:table-cell>
          <table:table-cell table:style-name="ce6" table:formula="of:=SUM([.C357:.F357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1</text:p>
          </table:table-cell>
          <table:table-cell office:value-type="string">
            <text:p>Óptimo rendimient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59">
            <text:p>259</text:p>
          </table:table-cell>
          <table:table-cell office:value-type="string">
            <text:p>Estoy satisfecho con mi desempeño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0">
            <text:p>260</text:p>
          </table:table-cell>
          <table:table-cell office:value-type="string">
            <text:p>Mis compañeros de trabajo dirían que yo facilito buenas comunicaciones entre los miembros de mi gru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1">
            <text:p>261</text:p>
          </table:table-cell>
          <table:table-cell office:value-type="string">
            <text:p>Me siento distante en el trabajo y no particip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2">
            <text:p>262</text:p>
          </table:table-cell>
          <table:table-cell office:value-type="string">
            <text:p>Me es difícil prestar atención a las tare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3">
            <text:p>263</text:p>
          </table:table-cell>
          <table:table-cell office:value-type="string">
            <text:p>En mi equipo de trabaajo participo en la toma de decision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4">
            <text:p>264</text:p>
          </table:table-cell>
          <table:table-cell office:value-type="string">
            <text:p>Me cuesta trabajo cumplir los compromisos o completar las tar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5">
            <text:p>265</text:p>
          </table:table-cell>
          <table:table-cell office:value-type="string">
            <text:p>Mi rendimiento en el trabajo es siempre el mejor de que soy capa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62:.C368])" office:value-type="float" office:value="0">
            <text:p>0</text:p>
          </table:table-cell>
          <table:table-cell table:style-name="ce6" table:formula="of:=SUM([.D362:.D368])" office:value-type="float" office:value="0">
            <text:p>0</text:p>
          </table:table-cell>
          <table:table-cell table:style-name="ce6" table:formula="of:=SUM([.E362:.E368])" office:value-type="float" office:value="0">
            <text:p>0</text:p>
          </table:table-cell>
          <table:table-cell table:style-name="ce6" table:formula="of:=SUM([.F362:.F368])" office:value-type="float" office:value="0">
            <text:p>0</text:p>
          </table:table-cell>
          <table:table-cell table:style-name="ce6" table:formula="of:=SUM([.C369:.F369])" office:value-type="float" office:value="0">
            <text:p>0</text:p>
          </table:table-cell>
          <table:table-cell table:number-columns-repeated="7"/>
        </table:table-row>
      </table:table>
      <table:table table:name="resumen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Cuadro de CE</text:p>
          </table:table-cell>
          <table:table-cell table:number-columns-repeated="26"/>
        </table:table-row>
        <table:table-row table:style-name="ro10">
          <table:table-cell/>
          <table:table-cell table:style-name="ce9" office:value-type="string">
            <text:p>Sucesos de la vida</text:p>
          </table:table-cell>
          <table:table-cell table:style-name="ce9" office:value-type="string">
            <text:p>Presiones del trabajo</text:p>
          </table:table-cell>
          <table:table-cell table:style-name="ce9" office:value-type="string">
            <text:p>Presiones personales</text:p>
          </table:table-cell>
          <table:table-cell table:style-name="ce9" office:value-type="string">
            <text:p>Conciencia emocional de sí mismo</text:p>
          </table:table-cell>
          <table:table-cell table:style-name="ce9" office:value-type="string">
            <text:p>Expresión emocional</text:p>
          </table:table-cell>
          <table:table-cell table:style-name="ce9" office:value-type="string">
            <text:p>Conciencia emocional de otros</text:p>
          </table:table-cell>
          <table:table-cell table:style-name="ce9" office:value-type="string">
            <text:p>Intención</text:p>
          </table:table-cell>
          <table:table-cell table:style-name="ce9" office:value-type="string">
            <text:p>Creatividad</text:p>
          </table:table-cell>
          <table:table-cell table:style-name="ce9" office:value-type="string">
            <text:p>Elasticidad</text:p>
          </table:table-cell>
          <table:table-cell table:style-name="ce9" office:value-type="string">
            <text:p>Conexiones interpersonales</text:p>
          </table:table-cell>
          <table:table-cell table:style-name="ce9" office:value-type="string">
            <text:p>Descontento constructivo</text:p>
          </table:table-cell>
          <table:table-cell table:style-name="ce9" office:value-type="string">
            <text:p>Compasión</text:p>
          </table:table-cell>
          <table:table-cell table:style-name="ce9" office:value-type="string">
            <text:p>Perspectiva</text:p>
          </table:table-cell>
          <table:table-cell table:style-name="ce9" office:value-type="string">
            <text:p>Intuición</text:p>
          </table:table-cell>
          <table:table-cell table:style-name="ce9" office:value-type="string">
            <text:p>Radio de confianza</text:p>
          </table:table-cell>
          <table:table-cell table:style-name="ce9" office:value-type="string">
            <text:p>Poder personal</text:p>
          </table:table-cell>
          <table:table-cell table:style-name="ce9" office:value-type="string">
            <text:p>Integridad</text:p>
          </table:table-cell>
          <table:table-cell table:style-name="ce9" office:value-type="string">
            <text:p>Salud general</text:p>
          </table:table-cell>
          <table:table-cell table:style-name="ce9" office:value-type="string">
            <text:p>Calidad de vida</text:p>
          </table:table-cell>
          <table:table-cell table:style-name="ce9" office:value-type="string">
            <text:p>Conciente de relaciones</text:p>
          </table:table-cell>
          <table:table-cell table:style-name="ce9" office:value-type="string">
            <text:p>Óptimo rendimiento</text:p>
          </table:table-cell>
          <table:table-cell table:number-columns-repeated="5"/>
        </table:table-row>
        <table:table-row table:style-name="ro11">
          <table:table-cell table:style-name="ce8" office:value-type="string">
            <text:p>Puntaj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string">
            <text:p>Óptimo</text:p>
          </table:table-cell>
          <table:table-cell table:formula="of:=IF( AND([detalle.G23] &lt;= 2; [detalle.G23] &gt;= 0); &quot;SI&quot;; &quot;&quot;)" office:value-type="string" office:string-value="SI">
            <text:p>SI</text:p>
          </table:table-cell>
          <table:table-cell table:formula="of:=IF( AND([detalle.G45] &lt;= 6; [detalle.G45] &gt;= 0); &quot;SI&quot;; &quot;&quot;)" office:value-type="string" office:string-value="SI">
            <text:p>SI</text:p>
          </table:table-cell>
          <table:table-cell table:formula="of:=IF( AND([detalle.G64] &lt;= 2; [detalle.G64] &gt;= 0); &quot;SI&quot;; &quot;&quot;)" office:value-type="string" office:string-value="SI">
            <text:p>SI</text:p>
          </table:table-cell>
          <table:table-cell table:formula="of:=IF( AND([detalle.G81] &lt;= 33; [detalle.G81] &gt;= 29); &quot;SI&quot;; &quot;&quot;)">
            <text:p/>
          </table:table-cell>
          <table:table-cell table:formula="of:=IF( AND([detalle.G95] &lt;= 27; [detalle.G95] &gt;= 20); &quot;SI&quot;; &quot;&quot;)">
            <text:p/>
          </table:table-cell>
          <table:table-cell table:formula="of:=IF( AND([detalle.G113] &lt;= 39; [detalle.G113] &gt;= 28); &quot;SI&quot;; &quot;&quot;)">
            <text:p/>
          </table:table-cell>
          <table:table-cell table:formula="of:=IF(AND([detalle.G133]&lt;=42;[detalle.G133]&gt;=33);&quot;SI&quot;;&quot;&quot;)">
            <text:p/>
          </table:table-cell>
          <table:table-cell table:formula="of:=IF(AND([detalle.G148]&lt;= 30;[detalle.G148]&gt;= 24);&quot;SI&quot;;&quot;&quot;)">
            <text:p/>
          </table:table-cell>
          <table:table-cell table:formula="of:=IF(AND([detalle.$G$166]&lt;= [intervalos.S3];[detalle.$G$166]&gt;= [intervalos.R3]);&quot;SI&quot;;&quot;&quot;)">
            <text:p/>
          </table:table-cell>
          <table:table-cell table:formula="of:=IF(AND([detalle.$G$181]&lt;= [intervalos.U3];[detalle.$G$181]&gt;= [intervalos.T3]);&quot;SI&quot;;&quot;&quot;)">
            <text:p/>
          </table:table-cell>
          <table:table-cell table:formula="of:=IF(AND([detalle.$G$199]&lt;= [intervalos.W3];[detalle.$G$199]&gt;= [intervalos.V3]);&quot;SI&quot;;&quot;&quot;)">
            <text:p/>
          </table:table-cell>
          <table:table-cell table:formula="of:=IF(AND([detalle.$G$217] &lt;= [intervalos.Y3];[detalle.$G$217]&gt;= [intervalos.X3]);&quot;SI&quot;;&quot;&quot;)">
            <text:p/>
          </table:table-cell>
          <table:table-cell table:formula="of:=IF(AND([detalle.$G$230] &lt;= [intervalos.AA3];[detalle.$G$230]&gt;= [intervalos.Z3]);&quot;SI&quot;;&quot;&quot;)">
            <text:p/>
          </table:table-cell>
          <table:table-cell table:formula="of:=IF(AND([detalle.$G$246] &lt;= [intervalos.AC3];[detalle.$G$246]&gt;= [intervalos.AB3]);&quot;SI&quot;;&quot;&quot;)">
            <text:p/>
          </table:table-cell>
          <table:table-cell table:formula="of:=IF(AND([detalle.$G$261] &lt;= [intervalos.AE3];[detalle.$G$261]&gt;= [intervalos.AD3]);&quot;SI&quot;;&quot;&quot;)">
            <text:p/>
          </table:table-cell>
          <table:table-cell table:formula="of:=IF(AND([detalle.$G$279] &lt;= [intervalos.AG3];[detalle.$G$279]&gt;= [intervalos.AF3]);&quot;SI&quot;;&quot;&quot;)">
            <text:p/>
          </table:table-cell>
          <table:table-cell table:formula="of:=IF(AND([detalle.$G$293] &lt;= [intervalos.AI3];[detalle.$G$293]&gt;= [intervalos.AH3]);&quot;SI&quot;;&quot;&quot;)">
            <text:p/>
          </table:table-cell>
          <table:table-cell table:formula="of:=IF(AND([detalle.$G$329] &lt;= [intervalos.AK3];[detalle.$G$329]&gt;= [intervalos.AJ3]);&quot;SI&quot;;&quot;&quot;)" office:value-type="string" office:string-value="SI">
            <text:p>SI</text:p>
          </table:table-cell>
          <table:table-cell table:formula="of:=IF(AND([detalle.$G$345] &lt;= [intervalos.AM3];[detalle.$G$345]&gt;= [intervalos.AL3]);&quot;SI&quot;;&quot;&quot;)">
            <text:p/>
          </table:table-cell>
          <table:table-cell table:formula="of:=IF(AND([detalle.$G$357] &lt;= [intervalos.AO3];[detalle.$G$357]&gt;= [intervalos.AN3]);&quot;SI&quot;;&quot;&quot;)">
            <text:p/>
          </table:table-cell>
          <table:table-cell table:formula="of:=IF(AND([detalle.$G$369] &lt;= [intervalos.AQ3];[detalle.$G$369]&gt;= [intervalos.AP3]);&quot;SI&quot;;&quot;&quot;)">
            <text:p/>
          </table:table-cell>
          <table:table-cell table:number-columns-repeated="5"/>
        </table:table-row>
        <table:table-row table:style-name="ro2">
          <table:table-cell office:value-type="string">
            <text:p>Diestro</text:p>
          </table:table-cell>
          <table:table-cell table:formula="of:=IF( AND([detalle.G23] &lt;= 7; [detalle.G23] &gt;= 3); &quot;SI&quot;; &quot;&quot;)">
            <text:p/>
          </table:table-cell>
          <table:table-cell table:formula="of:=IF( AND([detalle.G45] &lt;= 7; [detalle.G45] &gt;= 3); &quot;SI&quot;; &quot;&quot;)">
            <text:p/>
          </table:table-cell>
          <table:table-cell table:formula="of:=IF( AND([detalle.G64] &lt;= 7; [detalle.G64] &gt;= 3); &quot;SI&quot;; &quot;&quot;)">
            <text:p/>
          </table:table-cell>
          <table:table-cell table:formula="of:=IF( AND([detalle.G81] &lt;= 28; [detalle.G81] &gt;= 24); &quot;SI&quot;; &quot;&quot;)">
            <text:p/>
          </table:table-cell>
          <table:table-cell table:formula="of:=IF( AND([detalle.G95] &lt;= 19; [detalle.G95] &gt;=17 ); &quot;SI&quot;; &quot;&quot;)">
            <text:p/>
          </table:table-cell>
          <table:table-cell table:formula="of:=IF( AND([detalle.G113] &lt;= 27; [detalle.G113] &gt;=22 ); &quot;SI&quot;; &quot;&quot;)">
            <text:p/>
          </table:table-cell>
          <table:table-cell table:formula="of:=IF(AND([detalle.G133]&lt;=33;[detalle.G133]&gt;=27);&quot;SI&quot;;&quot;&quot;)">
            <text:p/>
          </table:table-cell>
          <table:table-cell table:formula="of:=IF(AND([detalle.G148]&lt;= 23;[detalle.G148]&gt;= 19);&quot;SI&quot;;&quot;&quot;)">
            <text:p/>
          </table:table-cell>
          <table:table-cell table:formula="of:=IF(AND([detalle.$G$166]&lt;= [intervalos.S4];[detalle.$G$166]&gt;= [intervalos.R4]);&quot;SI&quot;;&quot;&quot;)">
            <text:p/>
          </table:table-cell>
          <table:table-cell table:formula="of:=IF(AND([detalle.$G$181]&lt;= [intervalos.U4];[detalle.$G$181]&gt;= [intervalos.T4]);&quot;SI&quot;;&quot;&quot;)">
            <text:p/>
          </table:table-cell>
          <table:table-cell table:formula="of:=IF(AND([detalle.$G$199]&lt;= [intervalos.W4];[detalle.$G$199]&gt;= [intervalos.V4]);&quot;SI&quot;;&quot;&quot;)">
            <text:p/>
          </table:table-cell>
          <table:table-cell table:formula="of:=IF(AND([detalle.$G$217] &lt;= [intervalos.Y4];[detalle.$G$217]&gt;= [intervalos.X4]);&quot;SI&quot;;&quot;&quot;)">
            <text:p/>
          </table:table-cell>
          <table:table-cell table:formula="of:=IF(AND([detalle.$G$230] &lt;= [intervalos.AA4];[detalle.$G$230]&gt;= [intervalos.Z4]);&quot;SI&quot;;&quot;&quot;)">
            <text:p/>
          </table:table-cell>
          <table:table-cell table:formula="of:=IF(AND([detalle.$G$246] &lt;= [intervalos.AC4];[detalle.$G$246]&gt;= [intervalos.AB4]);&quot;SI&quot;;&quot;&quot;)">
            <text:p/>
          </table:table-cell>
          <table:table-cell table:formula="of:=IF(AND([detalle.$G$261] &lt;= [intervalos.AE4];[detalle.$G$261]&gt;= [intervalos.AD4]);&quot;SI&quot;;&quot;&quot;)">
            <text:p/>
          </table:table-cell>
          <table:table-cell table:formula="of:=IF(AND([detalle.$G$279] &lt;= [intervalos.AG4];[detalle.$G$279]&gt;= [intervalos.AF4]);&quot;SI&quot;;&quot;&quot;)">
            <text:p/>
          </table:table-cell>
          <table:table-cell table:formula="of:=IF(AND([detalle.$G$293] &lt;= [intervalos.AI4];[detalle.$G$293]&gt;= [intervalos.AH4]);&quot;SI&quot;;&quot;&quot;)">
            <text:p/>
          </table:table-cell>
          <table:table-cell table:formula="of:=IF(AND([detalle.$G$329] &lt;= [intervalos.AK4];[detalle.$G$329]&gt;= [intervalos.AJ4]);&quot;SI&quot;;&quot;&quot;)">
            <text:p/>
          </table:table-cell>
          <table:table-cell table:formula="of:=IF(AND([detalle.$G$345] &lt;= [intervalos.AM4];[detalle.$G$345]&gt;= [intervalos.AL4]);&quot;SI&quot;;&quot;&quot;)">
            <text:p/>
          </table:table-cell>
          <table:table-cell table:formula="of:=IF(AND([detalle.$G$357] &lt;= [intervalos.AO4];[detalle.$G$357]&gt;= [intervalos.AN4]);&quot;SI&quot;;&quot;&quot;)">
            <text:p/>
          </table:table-cell>
          <table:table-cell table:formula="of:=IF(AND([detalle.$G$369] &lt;= [intervalos.AQ4];[detalle.$G$369]&gt;= [intervalos.AP4]);&quot;SI&quot;;&quot;&quot;)">
            <text:p/>
          </table:table-cell>
          <table:table-cell table:number-columns-repeated="5"/>
        </table:table-row>
        <table:table-row table:style-name="ro2">
          <table:table-cell office:value-type="string">
            <text:p>Vulnerable</text:p>
          </table:table-cell>
          <table:table-cell table:formula="of:=IF( AND([detalle.G23] &lt;= 15; [detalle.G23] &gt;= 8); &quot;SI&quot;; &quot;&quot;)">
            <text:p/>
          </table:table-cell>
          <table:table-cell table:formula="of:=IF( AND([detalle.G45] &lt;= 14; [detalle.G45] &gt;= 8); &quot;SI&quot;; &quot;&quot;)">
            <text:p/>
          </table:table-cell>
          <table:table-cell table:formula="of:=IF( AND([detalle.G64] &lt;= 14; [detalle.G64] &gt;= 8); &quot;SI&quot;; &quot;&quot;)">
            <text:p/>
          </table:table-cell>
          <table:table-cell table:formula="of:=IF( AND([detalle.G81] &lt;= 23; [detalle.G81] &gt;= 19); &quot;SI&quot;; &quot;&quot;)">
            <text:p/>
          </table:table-cell>
          <table:table-cell table:formula="of:=IF( AND([detalle.G95] &lt;=16 ; [detalle.G95] &gt;=13 ); &quot;SI&quot;; &quot;&quot;)">
            <text:p/>
          </table:table-cell>
          <table:table-cell table:formula="of:=IF( AND([detalle.G113] &lt;=21 ; [detalle.G113] &gt;= 15); &quot;SI&quot;; &quot;&quot;)">
            <text:p/>
          </table:table-cell>
          <table:table-cell table:formula="of:=IF(AND([detalle.G133]&lt;=26;[detalle.G133]&gt;=21);&quot;SI&quot;;&quot;&quot;)">
            <text:p/>
          </table:table-cell>
          <table:table-cell table:formula="of:=IF(AND([detalle.G148]&lt;= 18;[detalle.G148]&gt;= 13);&quot;SI&quot;;&quot;&quot;)">
            <text:p/>
          </table:table-cell>
          <table:table-cell table:formula="of:=IF(AND([detalle.$G$166]&lt;= [intervalos.S5];[detalle.$G$166]&gt;= [intervalos.R5]);&quot;SI&quot;;&quot;&quot;)">
            <text:p/>
          </table:table-cell>
          <table:table-cell table:formula="of:=IF(AND([detalle.$G$181]&lt;= [intervalos.U5];[detalle.$G$181]&gt;= [intervalos.T5]);&quot;SI&quot;;&quot;&quot;)">
            <text:p/>
          </table:table-cell>
          <table:table-cell table:formula="of:=IF(AND([detalle.$G$199]&lt;= [intervalos.W5];[detalle.$G$199]&gt;= [intervalos.V5]);&quot;SI&quot;;&quot;&quot;)">
            <text:p/>
          </table:table-cell>
          <table:table-cell table:formula="of:=IF(AND([detalle.$G$217] &lt;= [intervalos.Y5];[detalle.$G$217]&gt;= [intervalos.X5]);&quot;SI&quot;;&quot;&quot;)">
            <text:p/>
          </table:table-cell>
          <table:table-cell table:formula="of:=IF(AND([detalle.$G$230] &lt;= [intervalos.AA5];[detalle.$G$230]&gt;= [intervalos.Z5]);&quot;SI&quot;;&quot;&quot;)">
            <text:p/>
          </table:table-cell>
          <table:table-cell table:formula="of:=IF(AND([detalle.$G$246] &lt;= [intervalos.AC5];[detalle.$G$246]&gt;= [intervalos.AB5]);&quot;SI&quot;;&quot;&quot;)">
            <text:p/>
          </table:table-cell>
          <table:table-cell table:formula="of:=IF(AND([detalle.$G$261] &lt;= [intervalos.AE5];[detalle.$G$261]&gt;= [intervalos.AD5]);&quot;SI&quot;;&quot;&quot;)">
            <text:p/>
          </table:table-cell>
          <table:table-cell table:formula="of:=IF(AND([detalle.$G$279] &lt;= [intervalos.AG5];[detalle.$G$279]&gt;= [intervalos.AF5]);&quot;SI&quot;;&quot;&quot;)">
            <text:p/>
          </table:table-cell>
          <table:table-cell table:formula="of:=IF(AND([detalle.$G$293] &lt;= [intervalos.AI5];[detalle.$G$293]&gt;= [intervalos.AH5]);&quot;SI&quot;;&quot;&quot;)">
            <text:p/>
          </table:table-cell>
          <table:table-cell table:formula="of:=IF(AND([detalle.$G$329] &lt;= [intervalos.AK5];[detalle.$G$329]&gt;= [intervalos.AJ5]);&quot;SI&quot;;&quot;&quot;)">
            <text:p/>
          </table:table-cell>
          <table:table-cell table:formula="of:=IF(AND([detalle.$G$345] &lt;= [intervalos.AM5];[detalle.$G$345]&gt;= [intervalos.AL5]);&quot;SI&quot;;&quot;&quot;)">
            <text:p/>
          </table:table-cell>
          <table:table-cell table:formula="of:=IF(AND([detalle.$G$357] &lt;= [intervalos.AO5];[detalle.$G$357]&gt;= [intervalos.AN5]);&quot;SI&quot;;&quot;&quot;)">
            <text:p/>
          </table:table-cell>
          <table:table-cell table:formula="of:=IF(AND([detalle.$G$369] &lt;= [intervalos.AQ5];[detalle.$G$369]&gt;= [intervalos.AP5]);&quot;SI&quot;;&quot;&quot;)">
            <text:p/>
          </table:table-cell>
          <table:table-cell table:number-columns-repeated="5"/>
        </table:table-row>
        <table:table-row table:style-name="ro2">
          <table:table-cell office:value-type="string">
            <text:p>Cautela</text:p>
          </table:table-cell>
          <table:table-cell table:formula="of:=IF( AND([detalle.G23] &lt;= 54; [detalle.G23] &gt;= 16); &quot;SI&quot;; &quot;&quot;)">
            <text:p/>
          </table:table-cell>
          <table:table-cell table:formula="of:=IF( AND([detalle.G45] &lt;= 42; [detalle.G45] &gt;= 15); &quot;SI&quot;; &quot;&quot;)">
            <text:p/>
          </table:table-cell>
          <table:table-cell table:formula="of:=IF( AND([detalle.G64] &lt;= 42; [detalle.G64] &gt;= 15); &quot;SI&quot;; &quot;&quot;)">
            <text:p/>
          </table:table-cell>
          <table:table-cell table:formula="of:=IF( AND([detalle.G81] &lt;= 18; [detalle.G81] &gt;= 0); &quot;SI&quot;; &quot;&quot;)" office:value-type="string" office:string-value="SI">
            <text:p>SI</text:p>
          </table:table-cell>
          <table:table-cell table:formula="of:=IF( AND([detalle.G95] &lt;= 12; [detalle.G95] &gt;= 0); &quot;SI&quot;; &quot;&quot;)" office:value-type="string" office:string-value="SI">
            <text:p>SI</text:p>
          </table:table-cell>
          <table:table-cell table:formula="of:=IF( AND([detalle.G113] &lt;= 14; [detalle.G113] &gt;=0 ); &quot;SI&quot;; &quot;&quot;)" office:value-type="string" office:string-value="SI">
            <text:p>SI</text:p>
          </table:table-cell>
          <table:table-cell table:formula="of:=IF(AND([detalle.G133]&lt;=20;[detalle.G133]&gt;=0);&quot;SI&quot;;&quot;&quot;)" office:value-type="string" office:string-value="SI">
            <text:p>SI</text:p>
          </table:table-cell>
          <table:table-cell table:formula="of:=IF(AND([detalle.G148]&lt;= 14;[detalle.G148]&gt;= 0);&quot;SI&quot;;&quot;&quot;)" office:value-type="string" office:string-value="SI">
            <text:p>SI</text:p>
          </table:table-cell>
          <table:table-cell table:formula="of:=IF(AND([detalle.$G$166]&lt;= [intervalos.S6];[detalle.$G$166]&gt;= [intervalos.R6]);&quot;SI&quot;;&quot;&quot;)" office:value-type="string" office:string-value="SI">
            <text:p>SI</text:p>
          </table:table-cell>
          <table:table-cell table:formula="of:=IF(AND([detalle.$G$181]&lt;= [intervalos.U6];[detalle.$G$181]&gt;= [intervalos.T6]);&quot;SI&quot;;&quot;&quot;)" office:value-type="string" office:string-value="SI">
            <text:p>SI</text:p>
          </table:table-cell>
          <table:table-cell table:formula="of:=IF(AND([detalle.$G$199]&lt;= [intervalos.W6];[detalle.$G$199]&gt;= [intervalos.V6]);&quot;SI&quot;;&quot;&quot;)" office:value-type="string" office:string-value="SI">
            <text:p>SI</text:p>
          </table:table-cell>
          <table:table-cell table:formula="of:=IF(AND([detalle.$G$217] &lt;= [intervalos.Y6];[detalle.$G$217]&gt;= [intervalos.X6]);&quot;SI&quot;;&quot;&quot;)" office:value-type="string" office:string-value="SI">
            <text:p>SI</text:p>
          </table:table-cell>
          <table:table-cell table:formula="of:=IF(AND([detalle.$G$230] &lt;= [intervalos.AA6];[detalle.$G$230]&gt;= [intervalos.Z6]);&quot;SI&quot;;&quot;&quot;)" office:value-type="string" office:string-value="SI">
            <text:p>SI</text:p>
          </table:table-cell>
          <table:table-cell table:formula="of:=IF(AND([detalle.$G$246] &lt;= [intervalos.AC6];[detalle.$G$246]&gt;= [intervalos.AB6]);&quot;SI&quot;;&quot;&quot;)" office:value-type="string" office:string-value="SI">
            <text:p>SI</text:p>
          </table:table-cell>
          <table:table-cell table:formula="of:=IF(AND([detalle.$G$261] &lt;= [intervalos.AE6];[detalle.$G$261]&gt;= [intervalos.AD6]);&quot;SI&quot;;&quot;&quot;)" office:value-type="string" office:string-value="SI">
            <text:p>SI</text:p>
          </table:table-cell>
          <table:table-cell table:formula="of:=IF(AND([detalle.$G$279] &lt;= [intervalos.AG6];[detalle.$G$279]&gt;= [intervalos.AF6]);&quot;SI&quot;;&quot;&quot;)" office:value-type="string" office:string-value="SI">
            <text:p>SI</text:p>
          </table:table-cell>
          <table:table-cell table:formula="of:=IF(AND([detalle.$G$293] &lt;= [intervalos.AI6];[detalle.$G$293]&gt;= [intervalos.AH6]);&quot;SI&quot;;&quot;&quot;)" office:value-type="string" office:string-value="SI">
            <text:p>SI</text:p>
          </table:table-cell>
          <table:table-cell table:formula="of:=IF(AND([detalle.$G$329] &lt;= [intervalos.AK6];[detalle.$G$329]&gt;= [intervalos.AJ6]);&quot;SI&quot;;&quot;&quot;)">
            <text:p/>
          </table:table-cell>
          <table:table-cell table:formula="of:=IF(AND([detalle.$G$345] &lt;= [intervalos.AM6];[detalle.$G$345]&gt;= [intervalos.AL6]);&quot;SI&quot;;&quot;&quot;)" office:value-type="string" office:string-value="SI">
            <text:p>SI</text:p>
          </table:table-cell>
          <table:table-cell table:formula="of:=IF(AND([detalle.$G$357] &lt;= [intervalos.AO6];[detalle.$G$357]&gt;= [intervalos.AN6]);&quot;SI&quot;;&quot;&quot;)" office:value-type="string" office:string-value="SI">
            <text:p>SI</text:p>
          </table:table-cell>
          <table:table-cell table:formula="of:=IF(AND([detalle.$G$369] &lt;= [intervalos.AQ6];[detalle.$G$369]&gt;= [intervalos.AP6]);&quot;SI&quot;;&quot;&quot;)" office:value-type="string" office:string-value="SI">
            <text:p>SI</text:p>
          </table:table-cell>
          <table:table-cell table:number-columns-repeated="5"/>
        </table:table-row>
        <table:table-row table:style-name="ro11">
          <table:table-cell table:style-name="ce8" office:value-type="string">
            <text:p>Zona de rendimiento</text:p>
          </table:table-cell>
          <table:table-cell table:style-name="ce11" office:value-type="string" table:number-columns-spanned="3" table:number-rows-spanned="1">
            <text:p>Ambiente actual</text:p>
          </table:table-cell>
          <table:covered-table-cell table:number-columns-repeated="2" table:style-name="ce8"/>
          <table:table-cell table:style-name="ce11" office:value-type="string" table:number-columns-spanned="3" table:number-rows-spanned="1">
            <text:p>Conocimiento</text:p>
          </table:table-cell>
          <table:covered-table-cell table:number-columns-repeated="2" table:style-name="ce8"/>
          <table:table-cell table:style-name="ce11" office:value-type="string" table:number-columns-spanned="3" table:number-rows-spanned="1">
            <text:p>Competencias</text:p>
          </table:table-cell>
          <table:covered-table-cell table:number-columns-repeated="2" table:style-name="ce8"/>
          <table:table-cell table:style-name="ce8" table:number-columns-repeated="12"/>
          <table:table-cell table:number-columns-repeated="5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25"/>
          <table:table-cell table:style-name="ce12" table:number-columns-spanned="2" table:number-rows-spanned="1"/>
          <table:covered-table-cell/>
        </table:table-row>
      </table:table>
      <table:table table:name="intervalos" table:style-name="ta1"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row table:style-name="ro2">
          <table:table-cell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 office:value-type="float" office:value="2">
            <text:p>2</text:p>
          </table:covered-table-cell>
          <table:table-cell table:style-name="ce14" office:value-type="float" office:value="2" table:number-columns-spanned="2" table:number-rows-spanned="1">
            <text:p>2</text:p>
          </table:table-cell>
          <table:covered-table-cell table:style-name="ce14"/>
          <table:table-cell table:style-name="ce15" office:value-type="float" office:value="3" table:number-columns-spanned="2" table:number-rows-spanned="1">
            <text:p>3</text:p>
          </table:table-cell>
          <table:covered-table-cell table:style-name="ce16"/>
          <table:table-cell table:style-name="ce14" office:value-type="float" office:value="4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table:number-columns-spanned="2" table:number-rows-spanned="1">
            <text:p>5</text:p>
          </table:table-cell>
          <table:covered-table-cell/>
          <table:table-cell table:style-name="ce14" office:value-type="float" office:value="6" table:number-columns-spanned="2" table:number-rows-spanned="1">
            <text:p>6</text:p>
          </table:table-cell>
          <table:covered-table-cell/>
          <table:table-cell table:style-name="ce14" office:value-type="float" office:value="7" table:number-columns-spanned="2" table:number-rows-spanned="1">
            <text:p>7</text:p>
          </table:table-cell>
          <table:covered-table-cell/>
          <table:table-cell table:style-name="ce14" office:value-type="float" office:value="8" table:number-columns-spanned="2" table:number-rows-spanned="1">
            <text:p>8</text:p>
          </table:table-cell>
          <table:covered-table-cell/>
          <table:table-cell table:style-name="ce14" office:value-type="float" office:value="9" table:number-columns-spanned="2" table:number-rows-spanned="1">
            <text:p>9</text:p>
          </table:table-cell>
          <table:covered-table-cell/>
          <table:table-cell table:style-name="ce14" office:value-type="float" office:value="10" table:number-columns-spanned="2" table:number-rows-spanned="1">
            <text:p>10</text:p>
          </table:table-cell>
          <table:covered-table-cell/>
          <table:table-cell table:style-name="ce14" office:value-type="float" office:value="11" table:number-columns-spanned="2" table:number-rows-spanned="1">
            <text:p>11</text:p>
          </table:table-cell>
          <table:covered-table-cell/>
          <table:table-cell table:style-name="ce14" office:value-type="float" office:value="12" table:number-columns-spanned="2" table:number-rows-spanned="1">
            <text:p>12</text:p>
          </table:table-cell>
          <table:covered-table-cell/>
          <table:table-cell table:style-name="ce14" office:value-type="float" office:value="13" table:number-columns-spanned="2" table:number-rows-spanned="1">
            <text:p>13</text:p>
          </table:table-cell>
          <table:covered-table-cell/>
          <table:table-cell table:style-name="ce14" office:value-type="float" office:value="14" table:number-columns-spanned="2" table:number-rows-spanned="1">
            <text:p>14</text:p>
          </table:table-cell>
          <table:covered-table-cell/>
          <table:table-cell table:style-name="ce14" office:value-type="float" office:value="15" table:number-columns-spanned="2" table:number-rows-spanned="1">
            <text:p>15</text:p>
          </table:table-cell>
          <table:covered-table-cell/>
          <table:table-cell table:style-name="ce14" office:value-type="float" office:value="16" table:number-columns-spanned="2" table:number-rows-spanned="1">
            <text:p>16</text:p>
          </table:table-cell>
          <table:covered-table-cell/>
          <table:table-cell table:style-name="ce14" office:value-type="float" office:value="17" table:number-columns-spanned="2" table:number-rows-spanned="1">
            <text:p>17</text:p>
          </table:table-cell>
          <table:covered-table-cell/>
          <table:table-cell table:style-name="ce14" office:value-type="float" office:value="18" table:number-columns-spanned="2" table:number-rows-spanned="1">
            <text:p>18</text:p>
          </table:table-cell>
          <table:covered-table-cell/>
          <table:table-cell table:style-name="ce14" office:value-type="float" office:value="19" table:number-columns-spanned="2" table:number-rows-spanned="1">
            <text:p>19</text:p>
          </table:table-cell>
          <table:covered-table-cell/>
          <table:table-cell table:style-name="ce14" office:value-type="float" office:value="20" table:number-columns-spanned="2" table:number-rows-spanned="1">
            <text:p>20</text:p>
          </table:table-cell>
          <table:covered-table-cell/>
          <table:table-cell table:style-name="ce14" office:value-type="float" office:value="21" table:number-columns-spanned="2" table:number-rows-spanned="1">
            <text:p>21</text:p>
          </table:table-cell>
          <table:covered-table-cell/>
        </table:table-row>
        <table:table-row table:style-name="ro11">
          <table:table-cell office:value-type="string">
            <text:p>Intervalos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1">
          <table:table-cell office:value-type="string">
            <text:p>Óptim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1">
          <table:table-cell office:value-type="string">
            <text:p>Diestro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Vulnerable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1">
          <table:table-cell office:value-type="string">
            <text:p>Cautela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25/02/2012</text:date>, <text:time>14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2-25T14:59:03.19</dc:date>
    <meta:editing-duration>PT4H52M8S</meta:editing-duration>
    <meta:editing-cycles>156</meta:editing-cycles>
    <meta:generator>LibreOffice/3.4$Win32 LibreOffice_project/340m1$Build-402</meta:generator>
    <meta:document-statistic meta:table-count="3" meta:cell-count="2067" meta:object-count="0"/>
  </office:meta>
</office:document-meta>
</file>